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83ca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61cm"/>
    </style:style>
    <style:style style:name="gr4" style:family="graphic" style:parent-style-name="standard">
      <style:graphic-properties svg:stroke-width="0.05cm" svg:stroke-color="#ff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82cm"/>
    </style:style>
    <style:style style:name="gr8" style:family="graphic" style:parent-style-name="standard">
      <style:graphic-properties svg:stroke-width="0.05cm" svg:stroke-color="#ff9966" draw:marker-start-width="0.275cm" draw:marker-end-width="0.275cm" draw:fill="solid" draw:fill-color="#ffffff" draw:textarea-horizontal-align="justify" draw:textarea-vertical-align="middle" draw:auto-grow-height="false" fo:min-height="0.784cm" fo:min-width="14.434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01cm" fo:min-width="0.45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324cm"/>
    </style:style>
    <style:style style:name="gr12" style:family="graphic" style:parent-style-name="standard">
      <style:graphic-properties svg:stroke-width="0.05cm" svg:stroke-color="#23ff23" draw:marker-start-width="0.275cm" draw:marker-end-width="0.275cm" draw:fill="solid" draw:fill-color="#ffffff" draw:textarea-horizontal-align="justify" draw:textarea-vertical-align="middle" draw:auto-grow-height="false" fo:min-height="0.784cm" fo:min-width="14.43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35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color="#666666"/>
    </style:style>
    <style:style style:name="P4" style:family="paragraph">
      <loext:graphic-properties draw:fill="none" draw:fill-color="#ffffff"/>
      <style:text-properties fo:color="#666666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66666"/>
    </style:style>
    <style:style style:name="P7" style:family="paragraph">
      <loext:graphic-properties draw:fill-color="#ffffff"/>
    </style:style>
    <style:style style:name="T1" style:family="text">
      <style:text-properties fo:color="#666666" fo:font-size="16pt" style:font-size-asian="16pt" style:font-size-complex="16pt"/>
    </style:style>
    <style:style style:name="T2" style:family="text">
      <style:text-properties fo:color="#666666" fo:font-size="15pt" style:font-size-asian="15pt" style:font-size-complex="15pt"/>
    </style:style>
    <style:style style:name="T3" style:family="text">
      <style:text-properties fo:color="#666666"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2cm" svg:height="7.8cm" svg:x="0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3" draw:layer="layout" svg:width="2.6cm" svg:height="1.2cm" svg:x="7.2cm" svg:y="10.9cm">
              <text:p text:style-name="P2"><text:span text:style-name="T1">IT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2.6cm" svg:height="1.2cm" svg:x="10.338cm" svg:y="10.9cm">
              <text:p text:style-name="P2"><text:span text:style-name="T1">GD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2.6cm" svg:height="1.2cm" svg:x="13.476cm" svg:y="10.9cm">
              <text:p text:style-name="P2"><text:span text:style-name="T1">OSSI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2.6cm" svg:height="1.2cm" svg:x="19.7cm" svg:y="10.9cm">
              <text:p text:style-name="P2"><text:span text:style-name="T1">..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2.6cm" svg:height="1.2cm" svg:x="16.613cm" svg:y="10.875cm">
              <text:p text:style-name="P2"><text:span text:style-name="T1">MuPars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4" draw:layer="layout" svg:width="3.461cm" svg:height="0.839cm" svg:x="22.51cm" svg:y="11.1cm">
            <draw:text-box>
              <text:p><text:span text:style-name="T2">Third parties</text:span></text:p>
            </draw:text-box>
          </draw:frame>
        </draw:g>
        <draw:g>
          <draw:custom-shape draw:style-name="gr4" draw:text-style-name="P3" draw:layer="layout" svg:width="15.1cm" svg:height="1.2cm" svg:x="7.2cm" svg:y="9.367cm">
            <text:p text:style-name="P2"><text:span text:style-name="T1">OTB Core - C++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cm" svg:height="0.6cm" svg:x="5.6cm" svg:y="9.667cm">
            <text:p/>
            <draw:enhanced-geometry svg:viewBox="0 0 21600 21600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4" draw:layer="layout" svg:width="2.327cm" svg:height="0.839cm" svg:x="22.51cm" svg:y="9.548cm">
            <draw:text-box>
              <text:p><text:span text:style-name="T2">Full API</text:span></text:p>
            </draw:text-box>
          </draw:frame>
          <draw:frame draw:style-name="gr7" draw:text-style-name="P6" draw:layer="layout" svg:width="4.32cm" svg:height="1.427cm" svg:x="0.962cm" svg:y="9.254cm">
            <draw:text-box>
              <text:p text:style-name="P2"><text:span text:style-name="T3">Fast</text:span><text:span text:style-name="T2"> </text:span><text:span text:style-name="T3">prototyping</text:span></text:p>
              <text:p text:style-name="P2"><text:span text:style-name="T3">development</text:span></text:p>
            </draw:text-box>
          </draw:frame>
        </draw:g>
        <draw:custom-shape draw:style-name="gr8" draw:text-style-name="P3" draw:layer="layout" svg:width="15.1cm" svg:height="1.2cm" svg:x="7.2cm" svg:y="7.721cm">
          <text:p text:style-name="P2"><text:span text:style-name="T1">OTB Applications – CLI, QT or Python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cm" svg:height="0.6cm" svg:x="5.6cm" svg:y="8.02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4.113cm" svg:height="0.839cm" svg:x="22.51cm" svg:y="7.902cm">
          <draw:text-box>
            <text:p><text:span text:style-name="T2">High level tools</text:span></text:p>
          </draw:text-box>
        </draw:frame>
        <draw:frame draw:style-name="gr11" draw:text-style-name="P6" draw:layer="layout" svg:width="4.824cm" svg:height="1.427cm" svg:x="0.71cm" svg:y="7.608cm">
          <draw:text-box>
            <text:p text:style-name="P2"><text:span text:style-name="T3">Processing</text:span><text:span text:style-name="T2"> </text:span><text:span text:style-name="T3">chains</text:span></text:p>
            <text:p text:style-name="P2"><text:span text:style-name="T3">High</text:span><text:span text:style-name="T2"> </text:span><text:span text:style-name="T3">level</text:span><text:span text:style-name="T2"> </text:span><text:span text:style-name="T3">tasks</text:span></text:p>
          </draw:text-box>
        </draw:frame>
        <draw:custom-shape draw:style-name="gr12" draw:text-style-name="P3" draw:layer="layout" svg:width="15.1cm" svg:height="1.2cm" svg:x="7.2cm" svg:y="6.074cm">
          <text:p text:style-name="P2"><text:span text:style-name="T1">Montever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cm" svg:height="0.6cm" svg:x="5.6cm" svg:y="6.37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5.057cm" svg:height="0.839cm" svg:x="22.51cm" svg:y="6.255cm">
          <draw:text-box>
            <text:p><text:span text:style-name="T2">End users software</text:span></text:p>
          </draw:text-box>
        </draw:frame>
        <draw:frame draw:style-name="gr14" draw:text-style-name="P6" draw:layer="layout" svg:width="4.858cm" svg:height="1.427cm" svg:x="0.697cm" svg:y="5.961cm">
          <draw:text-box>
            <text:p text:style-name="P2"><text:span text:style-name="T3">Visualization</text:span></text:p>
            <text:p text:style-name="P2"><text:span text:style-name="T3">Parameters tuning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Michel</meta:initial-creator>
    <meta:creation-date>2014-03-26T11:40:52</meta:creation-date>
    <dc:date>2016-04-05T14:23:22.243730475</dc:date>
    <meta:editing-duration>PT1H45M5S</meta:editing-duration>
    <meta:editing-cycles>4</meta:editing-cycles>
    <meta:generator>LibreOffice/4.4.7.2$Linux_X86_64 LibreOffice_project/40$Build-2</meta:generator>
    <meta:document-statistic meta:object-count="45"/>
  </office:meta>
</office:document-meta>
</file>